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New" fo:font-size="7pt" style:font-size-asian="7pt" style:font-size-complex="7pt"/>
    </style:style>
    <style:style style:name="P3" style:family="paragraph" style:parent-style-name="Standard">
      <style:text-properties style:font-name="Courier New" fo:font-size="7pt" officeooo:paragraph-rsid="000a59ea" style:font-size-asian="7pt" style:font-size-complex="7pt"/>
    </style:style>
    <style:style style:name="P4" style:family="paragraph" style:parent-style-name="Standard">
      <style:text-properties style:font-name="Courier New" fo:font-size="7pt" officeooo:paragraph-rsid="000ab287" style:font-size-asian="7pt" style:font-size-complex="7pt"/>
    </style:style>
    <style:style style:name="P5" style:family="paragraph" style:parent-style-name="Standard">
      <style:text-properties officeooo:paragraph-rsid="000a59ea"/>
    </style:style>
    <style:style style:name="P6" style:family="paragraph" style:parent-style-name="Standard">
      <style:text-properties officeooo:paragraph-rsid="000ab287"/>
    </style:style>
    <style:style style:name="P7" style:family="paragraph" style:parent-style-name="Standard">
      <style:text-properties officeooo:rsid="000a59ea"/>
    </style:style>
    <style:style style:name="P8" style:family="paragraph" style:parent-style-name="Standard">
      <style:text-properties officeooo:rsid="000a59ea" officeooo:paragraph-rsid="000a59ea"/>
    </style:style>
    <style:style style:name="P9" style:family="paragraph" style:parent-style-name="Standard">
      <style:text-properties officeooo:rsid="000a7e93" officeooo:paragraph-rsid="000a7e93"/>
    </style:style>
    <style:style style:name="P10" style:family="paragraph" style:parent-style-name="Standard">
      <style:text-properties officeooo:rsid="000ab287" officeooo:paragraph-rsid="000ab287"/>
    </style:style>
    <style:style style:name="P11" style:family="paragraph" style:parent-style-name="Standard">
      <style:text-properties officeooo:rsid="000dadaf" officeooo:paragraph-rsid="000dadaf"/>
    </style:style>
    <style:style style:name="P12" style:family="paragraph" style:parent-style-name="Standard">
      <style:paragraph-properties fo:margin-left="1.251cm" fo:margin-right="0cm" fo:text-indent="0cm" style:auto-text-indent="fals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Text_20_body">
      <style:text-properties officeooo:rsid="000ab287" officeooo:paragraph-rsid="000ab287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2">
      <style:text-properties fo:font-style="normal" style:font-style-asian="normal" style:font-style-complex="normal"/>
    </style:style>
    <style:style style:name="P21" style:family="paragraph" style:parent-style-name="Standard" style:list-style-name="L3"/>
    <style:style style:name="P22" style:family="paragraph" style:parent-style-name="Standard" style:list-style-name="L4"/>
    <style:style style:name="P23" style:family="paragraph" style:parent-style-name="Standard" style:list-style-name="L5">
      <style:text-properties officeooo:rsid="000dadaf" officeooo:paragraph-rsid="000dadaf"/>
    </style:style>
    <style:style style:name="P24" style:family="paragraph" style:parent-style-name="Standard" style:list-style-name="L6">
      <style:text-properties officeooo:rsid="000dadaf" officeooo:paragraph-rsid="000dadaf"/>
    </style:style>
    <style:style style:name="P25" style:family="paragraph" style:parent-style-name="Heading_20_1">
      <style:text-properties officeooo:paragraph-rsid="0013c366"/>
    </style:style>
    <style:style style:name="P26" style:family="paragraph" style:parent-style-name="Heading_20_3">
      <style:text-properties officeooo:rsid="000a59ea"/>
    </style:style>
    <style:style style:name="P27" style:family="paragraph" style:parent-style-name="Heading_20_3">
      <style:text-properties officeooo:paragraph-rsid="000ab28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ab287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b287"/>
    </style:style>
    <style:style style:name="T6" style:family="text">
      <style:text-properties officeooo:rsid="000c282f"/>
    </style:style>
    <style:style style:name="T7" style:family="text">
      <style:text-properties officeooo:rsid="000fa4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bookmark-start text:name="__RefHeading__441_719399833"/>Pcbnew “S-expression” file format<text:bookmark-end text:name="__RefHeading__441_719399833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15"><text:a xlink:type="simple" xlink:href="#__RefHeading__1316_1836644221" text:style-name="Index_20_Link" text:visited-style-name="Index_20_Link">1 - Pcbnew “S-expression” file format<text:tab/>1</text:a></text:p>
          <text:p text:style-name="P16"><text:a xlink:type="simple" xlink:href="#__RefHeading__443_719399833" text:style-name="Index_20_Link" text:visited-style-name="Index_20_Link">1.1 - File format syntax:<text:tab/>1</text:a></text:p>
          <text:p text:style-name="P16"><text:a xlink:type="simple" xlink:href="#__RefHeading__447_719399833" text:style-name="Index_20_Link" text:visited-style-name="Index_20_Link">1.2 - Coordinates of objects and sizes:<text:tab/>1</text:a></text:p>
          <text:p text:style-name="P16"><text:a xlink:type="simple" xlink:href="#__RefHeading__451_719399833" text:style-name="Index_20_Link" text:visited-style-name="Index_20_Link">1.3 - Keywords:<text:tab/>1</text:a></text:p>
          <text:p text:style-name="P16"><text:a xlink:type="simple" xlink:href="#__RefHeading__453_719399833" text:style-name="Index_20_Link" text:visited-style-name="Index_20_Link">1.4 - Identifiers and Strings:<text:tab/>1</text:a></text:p>
          <text:p text:style-name="P16"><text:a xlink:type="simple" xlink:href="#__RefHeading__466_719399833" text:style-name="Index_20_Link" text:visited-style-name="Index_20_Link">1.5 - Layers representation in files<text:tab/>2</text:a></text:p>
          <text:p text:style-name="P17"><text:a xlink:type="simple" xlink:href="#__RefHeading__457_719399833" text:style-name="Index_20_Link" text:visited-style-name="Index_20_Link">1.5.1 - Layers capacity:<text:tab/>2</text:a></text:p>
          <text:p text:style-name="P17"><text:a xlink:type="simple" xlink:href="#__RefHeading__1442_1057758481" text:style-name="Index_20_Link" text:visited-style-name="Index_20_Link">1.5.2 - Layer names in files<text:tab/>2</text:a></text:p>
          <text:p text:style-name="P16"><text:a xlink:type="simple" xlink:href="#__RefHeading__1444_1057758481" text:style-name="Index_20_Link" text:visited-style-name="Index_20_Link">1.6 - Typical structure of the board files:<text:tab/>3</text:a></text:p>
          <text:p text:style-name="P17"><text:a xlink:type="simple" xlink:href="#__RefHeading__1446_1057758481" text:style-name="Index_20_Link" text:visited-style-name="Index_20_Link">1.6.1 - Description of an item:<text:tab/>3</text:a></text:p>
          <text:p text:style-name="P17"><text:a xlink:type="simple" xlink:href="#__RefHeading__1448_1057758481" text:style-name="Index_20_Link" text:visited-style-name="Index_20_Link">1.6.2 - The header line<text:tab/>3</text:a></text:p>
          <text:p text:style-name="P17"><text:a xlink:type="simple" xlink:href="#__RefHeading__1450_1057758481" text:style-name="Index_20_Link" text:visited-style-name="Index_20_Link">1.6.3 - The general section<text:tab/>3</text:a></text:p>
          <text:p text:style-name="P17"><text:a xlink:type="simple" xlink:href="#__RefHeading__1452_1057758481" text:style-name="Index_20_Link" text:visited-style-name="Index_20_Link">1.6.4 - The layers section (the mapping of layers)<text:tab/>3</text:a></text:p>
          <text:p text:style-name="P17"><text:a xlink:type="simple" xlink:href="#__RefHeading__1454_1057758481" text:style-name="Index_20_Link" text:visited-style-name="Index_20_Link">1.6.5 - The setup section<text:tab/>4</text:a></text:p>
          <text:p text:style-name="P17"><text:a xlink:type="simple" xlink:href="#__RefHeading__1456_1057758481" text:style-name="Index_20_Link" text:visited-style-name="Index_20_Link">1.6.6 - The list of nets<text:tab/>4</text:a></text:p>
          <text:p text:style-name="P17"><text:a xlink:type="simple" xlink:href="#__RefHeading__1458_1057758481" text:style-name="Index_20_Link" text:visited-style-name="Index_20_Link">1.6.7 - The list of net classes<text:tab/>4</text:a></text:p>
          <text:p text:style-name="P17"><text:a xlink:type="simple" xlink:href="#__RefHeading__1460_1057758481" text:style-name="Index_20_Link" text:visited-style-name="Index_20_Link">1.6.8 - The list of modules<text:tab/>5</text:a></text:p>
          <text:p text:style-name="P17"><text:a xlink:type="simple" xlink:href="#__RefHeading__1462_1057758481" text:style-name="Index_20_Link" text:visited-style-name="Index_20_Link">1.6.9 - The list of graphic items<text:tab/>5</text:a></text:p>
          <text:p text:style-name="P17"><text:a xlink:type="simple" xlink:href="#__RefHeading__1464_1057758481" text:style-name="Index_20_Link" text:visited-style-name="Index_20_Link">1.6.10 - The list of tracks<text:tab/>5</text:a></text:p>
          <text:p text:style-name="P17"><text:a xlink:type="simple" xlink:href="#__RefHeading__1466_1057758481" text:style-name="Index_20_Link" text:visited-style-name="Index_20_Link">1.6.11 - The list of zones<text:tab/>5</text:a></text:p>
          <text:p text:style-name="P17"><text:a xlink:type="simple" xlink:href="#__RefHeading__1468_1057758481" text:style-name="Index_20_Link" text:visited-style-name="Index_20_Link">1.6.12 - Description of a module (footprint)<text:tab/>5</text:a></text:p>
          <text:p text:style-name="P16"><text:a xlink:type="simple" xlink:href="#__RefHeading__1470_1057758481" text:style-name="Index_20_Link" text:visited-style-name="Index_20_Link">1.7 - Example:<text:tab/>6</text:a></text:p>
        </text:index-body>
      </text:table-of-content>
      <text:p text:style-name="Standard"><text:bookmark-start text:name="__RefHeading__1316_1836644221"/><text:bookmark-end text:name="__RefHeading__1316_1836644221"/></text:p>
      <text:h text:style-name="Heading_20_2" text:outline-level="2"><text:bookmark-start text:name="__RefHeading__443_719399833"/>File format syntax:<text:bookmark-end text:name="__RefHeading__443_719399833"/></text:h>
      <text:p text:style-name="Standard">Based on the Specctra syntax:</text:p>
      <text:p text:style-name="Standard"><text:span text:style-name="T4">All tokens </text:span><text:span text:style-name="T4">are</text:span><text:span text:style-name="T4"> be lowercase</text:span>.</text:p>
      <text:p text:style-name="Standard">Strings such as board text and copper layer names can have upper case characters, but these will often be quoted.</text:p>
      <text:p text:style-name="Standard">A special emphasis to readability considerations is made. </text:p>
      <text:h text:style-name="Heading_20_2" text:outline-level="2"><text:bookmark-start text:name="__RefHeading__447_719399833"/>Coordinates of objects <text:span text:style-name="T7">and sizes</text:span>:<text:bookmark-end text:name="__RefHeading__447_719399833"/></text:h>
      <text:p text:style-name="Standard">Coordinates are relative to the origin of their containing object.</text:p>
      <text:p text:style-name="Standard">Values are given in mm.</text:p>
      <text:p text:style-name="Standard">Exponential floating point values in file are not allowed, and instead a presentation like:</text:p>
      <text:p text:style-name="Standard">"xxx.yyy" or "0.0x" or "0.x", or even "xy"</text:p>
      <text:p text:style-name="Standard">is used, because values like 4e-2 are not as easy for a human to read, so they are not used.</text:p>
      <text:p text:style-name="Standard"/>
      <text:h text:style-name="Heading_20_2" text:outline-level="2"><text:bookmark-start text:name="__RefHeading__451_719399833"/>Keywords:<text:bookmark-end text:name="__RefHeading__451_719399833"/></text:h>
      <text:p text:style-name="Standard">Use only lowercase ASCII words (and trailing digits if needed). <text:s/>ASCII characters are &lt;= 127.</text:p>
      <text:p text:style-name="Standard"/>
      <text:h text:style-name="Heading_20_2" text:outline-level="2"><text:bookmark-start text:name="__RefHeading__453_719399833"/>Identifiers and Strings:<text:bookmark-end text:name="__RefHeading__453_719399833"/></text:h>
      <text:p text:style-name="Standard">Identifiers are variables used within the file such as layer names, net names, etc.</text:p>
      <text:p text:style-name="Standard">Strings are longer text sequences such as drawing labels.</text:p>
      <text:p text:style-name="Standard">They are handled the same, and will be referred to as strings henceforth.</text:p>
      <text:p text:style-name="Standard">From a purely syntactical perspective (and ignoring any limits imposed at a higher level by the user of the string), a string can contain embedded spaces and tabs, but may not contain an actual newline.</text:p>
      <text:p text:style-name="Standard">A string is to be encoded in UTF8 format, meaning that it may be ASCII or international characters sequences, <text:soft-page-break/>since ASCII is a subset of UTF8.</text:p>
      <text:p text:style-name="P1">Note that this excludes LATIN characters &gt;= 128.</text:p>
      <text:p text:style-name="P1">To encode LATIN characters, a UTF8 sequence must be used.</text:p>
      <text:p text:style-name="Standard">Again, a string may not contain an actual newline or carriage return, but it may use an escape sequence to encode a newline, such as \n.</text:p>
      <text:p text:style-name="Standard">If a string has any of the following conditions, then it must be quoted with a leading and trailing double quote character, otherwise it is acceptable to not quote the string:</text:p>
      <text:p text:style-name="Standard"/>
      <text:list xml:id="list29559495" text:style-name="L1">
        <text:list-item>
          <text:p text:style-name="P18">has one or more of the following 4 separator bytes: <text:s/>ASCII space, tab, '(', or ')'.</text:p>
        </text:list-item>
        <text:list-item>
          <text:p text:style-name="P18">has one or more of the following bytes: <text:s/>'%', '{', or '}'.</text:p>
        </text:list-item>
        <text:list-item>
          <text:p text:style-name="P18">has a length of zero bytes, and you need a place holder for the field, then use <text:span text:style-name="T1">""</text:span>.</text:p>
        </text:list-item>
        <text:list-item>
          <text:p text:style-name="P18">includes a byte of '-', and this byte is not in the first position of the string.</text:p>
        </text:list-item>
      </text:list>
      <text:p text:style-name="Standard"/>
      <text:p text:style-name="Standard">Examples:</text:p>
      <text:p text:style-name="Standard"/>
      <text:list xml:id="list29536793" text:style-name="L2">
        <text:list-item>
          <text:p text:style-name="P19">If the field has embedded spaces, tabs, '(' or ')', then it must be quoted like these samples: <text:s/><text:span text:style-name="T1">"this is a sample", "con(14)", "(19".</text:span></text:p>
        </text:list-item>
        <text:list-item>
          <text:p text:style-name="P19">If the field has an embedded #, then is must be quoted: <text:span text:style-name="T1">"wire#123"</text:span></text:p>
        </text:list-item>
        <text:list-item>
          <text:p text:style-name="P20">This string does not need to be quoted: <text:s/><text:span text:style-name="T1">-CDC</text:span>, but this one does: <text:span text:style-name="T1">"C-DC"</text:span></text:p>
        </text:list-item>
        <text:list-item>
          <text:p text:style-name="P20">Your string needs to convey multiple lines, so use something like this: <text:span text:style-name="T1">"line 1\nline 2".</text:span></text:p>
        </text:list-item>
        <text:list-item>
          <text:p text:style-name="P20"><text:bookmark-start text:name="DDE_LINK"/>H<text:bookmark-end text:name="DDE_LINK"/>ere is a legal string with an embedded quote: <text:s/><text:span text:style-name="T1">leg</text:span><text:bookmark-start text:name="DDE_LINK1"/><text:span text:style-name="T1">"</text:span><text:bookmark-end text:name="DDE_LINK1"/><text:span text:style-name="T1">23</text:span></text:p>
        </text:list-item>
        <text:list-item>
          <text:p text:style-name="P20">Here is the same string quoted, and because it is quoted the internal quote must be duplicated: <text:s/><text:span text:style-name="T1">"leg""23"</text:span></text:p>
        </text:list-item>
        <text:list-item>
          <text:p text:style-name="P20">Here is a string quoted that does not need to be, but is acceptable anyways:<text:span text:style-name="T1"> "R1"</text:span></text:p>
        </text:list-item>
      </text:list>
      <text:p text:style-name="Standard"/>
      <text:h text:style-name="Heading_20_2" text:outline-level="2"><text:bookmark-start text:name="__RefHeading__466_719399833"/>Layers representation in files<text:bookmark-end text:name="__RefHeading__466_719399833"/></text:h>
      <text:h text:style-name="Heading_20_3" text:outline-level="3"><text:bookmark-start text:name="__RefHeading__457_719399833"/>Layers capacity:<text:bookmark-end text:name="__RefHeading__457_719399833"/></text:h>
      <text:list xml:id="list29566769" text:style-name="L3">
        <text:list-item>
          <text:p text:style-name="P21">Copper layers 16</text:p>
        </text:list-item>
        <text:list-item>
          <text:p text:style-name="P21">Technical layers 13 ( 8 paired layers, 4 user layers and 1 layer for board edges )</text:p>
        </text:list-item>
      </text:list>
      <text:h text:style-name="Heading_20_3" text:outline-level="3"><text:bookmark-start text:name="__RefHeading__1442_1057758481"/>Layer names in files<text:bookmark-end text:name="__RefHeading__1442_1057758481"/></text:h>
      <text:p text:style-name="Standard">In files the layers have a name, not a number.</text:p>
      <text:p text:style-name="P1">Copper layers:</text:p>
      <text:p text:style-name="P12">For copper layers the name is set by the user.</text:p>
      <text:p text:style-name="P12">A copper layer name is <text:span text:style-name="T4">&lt;</text:span><text:span text:style-name="T2">layer name set by user</text:span><text:span text:style-name="T4">&gt;.Cu</text:span></text:p>
      <text:p text:style-name="P12">However, for pads and vias which are on all copper layers, the full set of copper layers is named:</text:p>
      <text:p text:style-name="P12">*.Cu</text:p>
      <text:p text:style-name="P1">Paired technical layers:</text:p>
      <text:p text:style-name="P12">The name is fixed and built on the form</text:p>
      <text:p text:style-name="P12">B.&lt;layer name&gt; for a layer on the back side of the board.</text:p>
      <text:p text:style-name="P12">F.&lt;layer name&gt; for a layer on the front side of the board.</text:p>
      <text:p text:style-name="P12">The layer name is one of</text:p>
      <text:p text:style-name="P13">Adhes Paste Paste SilkS Mask.</text:p>
      <text:p text:style-name="P12">Or the translated name of these layers for non English users.</text:p>
      <text:p text:style-name="P12">Like for Copper layers, *.&lt;layer name&gt; can be used to represent the 2 paired layers</text:p>
      <text:p text:style-name="P1">Other layers:</text:p>
      <text:p text:style-name="P12">The name is &lt;layer name&gt;.User like:</text:p>
      <text:p text:style-name="P13">Dwgs.User Cmts.User Eco1.User Eco2.User</text:p>
      <text:p text:style-name="P12">Or the translated name of these layers for non English users.</text:p>
      <text:p text:style-name="P1">Board outlines:</text:p>
      <text:p text:style-name="P12">the name is <text:span text:style-name="T1">Edge.Cuts</text:span></text:p>
      <text:h text:style-name="Heading_20_2" text:outline-level="2"><text:bookmark-start text:name="__RefHeading__1444_1057758481"/><text:soft-page-break/>Typical structure of the board files:<text:bookmark-end text:name="__RefHeading__1444_1057758481"/></text:h>
      <text:p text:style-name="Standard">A board files includes different sections and list of board items:</text:p>
      <text:list xml:id="list29567469" text:style-name="L4">
        <text:list-item>
          <text:p text:style-name="P22">The header line</text:p>
        </text:list-item>
        <text:list-item>
          <text:p text:style-name="P22">The general section</text:p>
        </text:list-item>
        <text:list-item>
          <text:p text:style-name="P22">The layers section (the mapping of layers)</text:p>
        </text:list-item>
        <text:list-item>
          <text:p text:style-name="P22">The setup section</text:p>
        </text:list-item>
        <text:list-item>
          <text:p text:style-name="P22">The list of nets</text:p>
        </text:list-item>
        <text:list-item>
          <text:p text:style-name="P22">The list of net classes</text:p>
        </text:list-item>
        <text:list-item>
          <text:p text:style-name="P22">The list of modules</text:p>
        </text:list-item>
        <text:list-item>
          <text:p text:style-name="P22">The list of graphic items</text:p>
        </text:list-item>
        <text:list-item>
          <text:p text:style-name="P22">The list of tracks</text:p>
        </text:list-item>
        <text:list-item>
          <text:p text:style-name="P22">The list of zones</text:p>
        </text:list-item>
      </text:list>
      <text:p text:style-name="Standard"/>
      <text:p text:style-name="Standard">The order of lists is not critical, and some sections can be omitted.</text:p>
      <text:h text:style-name="P26" text:outline-level="3"><text:bookmark-start text:name="__RefHeading__1446_1057758481"/>Description of an item:<text:bookmark-end text:name="__RefHeading__1446_1057758481"/></text:h>
      <text:p text:style-name="P8">An item is described by </text:p>
      <text:p text:style-name="P8">( &lt;keyword&gt; &lt;parameters&gt; )</text:p>
      <text:p text:style-name="P8">The parameters are one or few values: numbers or identifiers or an item description.</text:p>
      <text:p text:style-name="P8">Examples:</text:p>
      <text:p text:style-name="P8">(via_drill 0.635)</text:p>
      <text:p text:style-name="P7">(area 57.924999 28.924999 74.075001 42.075001)</text:p>
      <text:p text:style-name="P8">via_drill or area are keywords, followed by one or four values.</text:p>
      <text:p text:style-name="P7">(fp_line (start -3.81 0) (end -3.302 0) (layer F.SilkS) (width 0.2032))</text:p>
      <text:p text:style-name="P8">fp_line is a keyword, followed by parameters, which are 4 item descriptions.</text:p>
      <text:p text:style-name="P7"/>
      <text:h text:style-name="Heading_20_3" text:outline-level="3"><text:bookmark-start text:name="__RefHeading__1448_1057758481"/>The header line<text:bookmark-end text:name="__RefHeading__1448_1057758481"/></text:h>
      <text:p text:style-name="P2">(kicad_pcb (version 3) (host pcbnew "(2013-02-20 BZR 3963)-testing")</text:p>
      <text:p text:style-name="Standard"/>
      <text:h text:style-name="Heading_20_3" text:outline-level="3"><text:bookmark-start text:name="__RefHeading__1450_1057758481"/>The general section<text:bookmark-end text:name="__RefHeading__1450_1057758481"/></text:h>
      <text:p text:style-name="P2"><text:s text:c="2"/>(general</text:p>
      <text:p text:style-name="P2"><text:s text:c="4"/>(links 2)</text:p>
      <text:p text:style-name="P2"><text:s text:c="4"/>(no_connects 0)</text:p>
      <text:p text:style-name="P2"><text:s text:c="4"/>(area 57.924999 28.924999 74.075001 42.075001)</text:p>
      <text:p text:style-name="P2"><text:s text:c="4"/>(thickness 1.6)</text:p>
      <text:p text:style-name="P2"><text:s text:c="4"/>(drawings 5)</text:p>
      <text:p text:style-name="P2"><text:s text:c="4"/>(tracks 5)</text:p>
      <text:p text:style-name="P2"><text:s text:c="4"/>(zones 0)</text:p>
      <text:p text:style-name="P2"><text:s text:c="4"/>(modules 2)</text:p>
      <text:p text:style-name="P2"><text:s text:c="4"/>(nets 3)</text:p>
      <text:p text:style-name="P2"><text:s text:c="2"/>)</text:p>
      <text:p text:style-name="P2"/>
      <text:p text:style-name="P2"><text:s text:c="2"/>(page A4)</text:p>
      <text:p text:style-name="Standard"/>
      <text:h text:style-name="Heading_20_3" text:outline-level="3"><text:bookmark-start text:name="__RefHeading__1452_1057758481"/>The layers section (the mapping of layers)<text:bookmark-end text:name="__RefHeading__1452_1057758481"/></text:h>
      <text:p text:style-name="P2"><text:s text:c="2"/>(layers</text:p>
      <text:p text:style-name="P2"><text:s text:c="4"/>(15 top_side.Cu signal)</text:p>
      <text:p text:style-name="P2"><text:s text:c="4"/>(2 Inner2.Cu signal)</text:p>
      <text:p text:style-name="P2"><text:s text:c="4"/>(1 Inner1.Cu signal)</text:p>
      <text:p text:style-name="P2"><text:s text:c="4"/>(0 bottom_side.Cu signal)</text:p>
      <text:p text:style-name="P2"><text:s text:c="4"/>(16 B.Adhes user)</text:p>
      <text:p text:style-name="P2"><text:s text:c="4"/>(17 F.Adhes user)</text:p>
      <text:p text:style-name="P2"><text:s text:c="4"/>(18 B.Paste user)</text:p>
      <text:p text:style-name="P2"><text:s text:c="4"/>(19 F.Paste user)</text:p>
      <text:p text:style-name="P2"><text:s text:c="4"/>(20 B.SilkS user)</text:p>
      <text:p text:style-name="P2"><text:s text:c="4"/>(21 F.SilkS user)</text:p>
      <text:p text:style-name="P2"><text:s text:c="4"/>(22 B.Mask user)</text:p>
      <text:p text:style-name="P2"><text:s text:c="4"/>(23 F.Mask user)</text:p>
      <text:p text:style-name="P2"><text:s text:c="4"/>(24 Dwgs.User user)</text:p>
      <text:p text:style-name="P2"><text:s text:c="4"/>(25 Cmts.User user)</text:p>
      <text:p text:style-name="P2"><text:s text:c="4"/>(26 Eco1.User user)</text:p>
      <text:p text:style-name="P2"><text:s text:c="4"/>(27 Eco2.User user)</text:p>
      <text:p text:style-name="P2"><text:s text:c="4"/>(28 Edge.Cuts user)</text:p>
      <text:p text:style-name="P2"><text:s text:c="2"/>)</text:p>
      <text:p text:style-name="P9"><text:soft-page-break/>This is an important section, because it gives the active layers, the layers type and attributes, the copper layers names (set by the user) and the <text:s/>equivalence between the layers names and the Pcbnew internal layers id.</text:p>
      <text:p text:style-name="P9">In file, only the layer names are used.</text:p>
      <text:h text:style-name="Heading_20_3" text:outline-level="3"><text:bookmark-start text:name="__RefHeading__1454_1057758481"/>The setup section<text:bookmark-end text:name="__RefHeading__1454_1057758481"/></text:h>
      <text:p text:style-name="P2"><text:s text:c="2"/>(setup</text:p>
      <text:p text:style-name="P2"><text:s text:c="4"/>(last_trace_width 0.254)</text:p>
      <text:p text:style-name="P2"><text:s text:c="4"/>(trace_clearance 0.254)</text:p>
      <text:p text:style-name="P2"><text:s text:c="4"/>(zone_clearance 0.2)</text:p>
      <text:p text:style-name="P2"><text:s text:c="4"/>(zone_45_only no)</text:p>
      <text:p text:style-name="P2"><text:s text:c="4"/>(trace_min 0.254)</text:p>
      <text:p text:style-name="P2"><text:s text:c="4"/>(segment_width 0.2)</text:p>
      <text:p text:style-name="P2"><text:s text:c="4"/>(edge_width 0.15)</text:p>
      <text:p text:style-name="P2"><text:s text:c="4"/>(via_size 0.889)</text:p>
      <text:p text:style-name="P2"><text:s text:c="4"/>(via_drill 0.635)</text:p>
      <text:p text:style-name="P2"><text:s text:c="4"/>(via_min_size 0.889)</text:p>
      <text:p text:style-name="P2"><text:s text:c="4"/>(via_min_drill 0.508)</text:p>
      <text:p text:style-name="P2"><text:s text:c="4"/>(uvia_size 0.508)</text:p>
      <text:p text:style-name="P2"><text:s text:c="4"/>(uvia_drill 0.127)</text:p>
      <text:p text:style-name="P2"><text:s text:c="4"/>(uvias_allowed no)</text:p>
      <text:p text:style-name="P2"><text:s text:c="4"/>(uvia_min_size 0.508)</text:p>
      <text:p text:style-name="P2"><text:s text:c="4"/>(uvia_min_drill 0.127)</text:p>
      <text:p text:style-name="P2"><text:s text:c="4"/>(pcb_text_width 0.3)</text:p>
      <text:p text:style-name="P2"><text:s text:c="4"/>(pcb_text_size 1.5 1.5)</text:p>
      <text:p text:style-name="P2"><text:s text:c="4"/>(mod_edge_width 0.15)</text:p>
      <text:p text:style-name="P2"><text:s text:c="4"/>(mod_text_size 1.5 1.5)</text:p>
      <text:p text:style-name="P2"><text:s text:c="4"/>(mod_text_width 0.15)</text:p>
      <text:p text:style-name="P2"><text:s text:c="4"/>(pad_size 0.0005 0.0005)</text:p>
      <text:p text:style-name="P2"><text:s text:c="4"/>(pad_drill 0)</text:p>
      <text:p text:style-name="P2"><text:s text:c="4"/>(pad_to_mask_clearance 0.2)</text:p>
      <text:p text:style-name="P2"><text:s text:c="4"/>(aux_axis_origin 0 0)</text:p>
      <text:p text:style-name="P2"><text:s text:c="4"/>(visible_elements 7FFFFFFF)</text:p>
      <text:p text:style-name="P2"><text:s text:c="4"/>(pcbplotparams</text:p>
      <text:p text:style-name="P2"><text:s text:c="6"/>(layerselection 3178497)</text:p>
      <text:p text:style-name="P2"><text:s text:c="6"/>(usegerberextensions true)</text:p>
      <text:p text:style-name="P2"><text:s text:c="6"/>(excludeedgelayer true)</text:p>
      <text:p text:style-name="P2"><text:s text:c="6"/>(linewidth 50000)</text:p>
      <text:p text:style-name="P2"><text:s text:c="6"/>(plotframeref false)</text:p>
      <text:p text:style-name="P2"><text:s text:c="6"/>(viasonmask false)</text:p>
      <text:p text:style-name="P2"><text:s text:c="6"/>(mode 1)</text:p>
      <text:p text:style-name="P2"><text:s text:c="6"/>(useauxorigin false)</text:p>
      <text:p text:style-name="P2"><text:s text:c="6"/>(hpglpennumber 1)</text:p>
      <text:p text:style-name="P2"><text:s text:c="6"/>(hpglpenspeed 20)</text:p>
      <text:p text:style-name="P2"><text:s text:c="6"/>(hpglpendiameter 15)</text:p>
      <text:p text:style-name="P2"><text:s text:c="6"/>(hpglpenoverlay 2)</text:p>
      <text:p text:style-name="P2"><text:s text:c="6"/>(psnegative false)</text:p>
      <text:p text:style-name="P2"><text:s text:c="6"/>(psa4output false)</text:p>
      <text:p text:style-name="P2"><text:s text:c="6"/>(plotreference true)</text:p>
      <text:p text:style-name="P2"><text:s text:c="6"/>(plotvalue true)</text:p>
      <text:p text:style-name="P2"><text:s text:c="6"/>(plotothertext true)</text:p>
      <text:p text:style-name="P2"><text:s text:c="6"/>(plotinvisibletext false)</text:p>
      <text:p text:style-name="P2"><text:s text:c="6"/>(padsonsilk false)</text:p>
      <text:p text:style-name="P2"><text:s text:c="6"/>(subtractmaskfromsilk false)</text:p>
      <text:p text:style-name="P2"><text:s text:c="6"/>(outputformat 1)</text:p>
      <text:p text:style-name="P2"><text:s text:c="6"/>(mirror false)</text:p>
      <text:p text:style-name="P2"><text:s text:c="6"/>(drillshape 1)</text:p>
      <text:p text:style-name="P2"><text:s text:c="6"/>(scaleselection 1)</text:p>
      <text:p text:style-name="P2"><text:s text:c="6"/>(outputdirectory ""))</text:p>
      <text:p text:style-name="P2"><text:s text:c="2"/>)</text:p>
      <text:p text:style-name="P10">This section stores the current settings (default items sizes) and options in use for this board</text:p>
      <text:h text:style-name="Heading_20_3" text:outline-level="3"><text:bookmark-start text:name="__RefHeading__1456_1057758481"/>The list of nets<text:bookmark-end text:name="__RefHeading__1456_1057758481"/></text:h>
      <text:p text:style-name="P2"><text:s text:c="2"/>(net 0 "")</text:p>
      <text:p text:style-name="P2"><text:s text:c="2"/>(net 1 /SIGNAL)</text:p>
      <text:p text:style-name="P2"><text:s text:c="2"/>(net 2 GND)</text:p>
      <text:p text:style-name="P10">There are the list of nets, read from the schematic netlist.</text:p>
      <text:p text:style-name="P10">Each net has a net number and a name if in the schematic the net has a label.</text:p>
      <text:h text:style-name="Heading_20_3" text:outline-level="3"><text:bookmark-start text:name="__RefHeading__1458_1057758481"/>The list of net classes<text:bookmark-end text:name="__RefHeading__1458_1057758481"/></text:h>
      <text:p text:style-name="P2"><text:s text:c="2"/>(net_class Default "Ceci est la Netclass par dÃ©faut"</text:p>
      <text:p text:style-name="P2"><text:s text:c="4"/>(clearance 0.254)</text:p>
      <text:p text:style-name="P2"><text:s text:c="4"/>(trace_width 0.254)</text:p>
      <text:p text:style-name="P2"><text:s text:c="4"/>(via_dia 0.889)</text:p>
      <text:p text:style-name="P2"><text:s text:c="4"/>(via_drill 0.635)</text:p>
      <text:p text:style-name="P2"><text:s text:c="4"/>(uvia_dia 0.508)</text:p>
      <text:p text:style-name="P2"><text:s text:c="4"/>(uvia_drill 0.127)</text:p>
      <text:p text:style-name="P2"><text:s text:c="4"/>(add_net "")</text:p>
      <text:p text:style-name="P2"><text:s text:c="4"/>(add_net /SIGNAL)</text:p>
      <text:p text:style-name="P2"><text:s text:c="2"/>)</text:p>
      <text:p text:style-name="P2"/>
      <text:p text:style-name="P2"><text:s text:c="2"/>(net_class POWER ""</text:p>
      <text:p text:style-name="P2"><text:s text:c="4"/>(clearance 0.254)</text:p>
      <text:p text:style-name="P2"><text:s text:c="4"/>(trace_width 0.5)</text:p>
      <text:p text:style-name="P2"><text:s text:c="4"/>(via_dia 1.2)</text:p>
      <text:p text:style-name="P2"><text:s text:c="4"/>(via_drill 0.635)</text:p>
      <text:p text:style-name="P2"><text:s text:c="4"/>(uvia_dia 0.508)</text:p>
      <text:p text:style-name="P2"><text:soft-page-break/><text:s text:c="4"/>(uvia_drill 0.127)</text:p>
      <text:p text:style-name="P2"><text:s text:c="4"/>(add_net GND)</text:p>
      <text:p text:style-name="P2"><text:s text:c="2"/>)</text:p>
      <text:p text:style-name="P10">This section stores the net classes setup.</text:p>
      <text:p text:style-name="P10">Each netclass has a set of tracks, vias and clearance sizes, and the list of nets attached to this net class.</text:p>
      <text:h text:style-name="Heading_20_3" text:outline-level="3"><text:bookmark-start text:name="__RefHeading__1460_1057758481"/>The list of modules<text:bookmark-end text:name="__RefHeading__1460_1057758481"/></text:h>
      <text:p text:style-name="P2"><text:s text:c="2"/>(module R3 (layer top_side.Cu) (tedit 4E4C0E65) (tstamp 5127A136)</text:p>
      <text:p text:style-name="P2"><text:s text:c="4"/>(at 66.04 33.3502)</text:p>
      <text:p text:style-name="P2"><text:s text:c="4"/>(descr "Resitance 3 pas")</text:p>
      <text:p text:style-name="P2"><text:s text:c="4"/>(tags R)</text:p>
      <text:p text:style-name="P2"><text:s text:c="4"/>(path /5127A011)</text:p>
      <text:p text:style-name="P2"><text:s text:c="4"/>(autoplace_cost180 10)</text:p>
      <text:p text:style-name="P2"><text:s text:c="4"/>(fp_text reference R1 (at 0 0.127) (layer F.SilkS) hide</text:p>
      <text:p text:style-name="P2"><text:s text:c="6"/>(effects (font (size 1.397 1.27) (thickness 0.2032)))</text:p>
      <text:p text:style-name="P2"><text:s text:c="4"/>)</text:p>
      <text:p text:style-name="P2"><text:s text:c="4"/>(fp_text value 330K (at 0 0.127) (layer F.SilkS)</text:p>
      <text:p text:style-name="P2"><text:s text:c="6"/>(effects (font (size 1.397 1.27) (thickness 0.2032)))</text:p>
      <text:p text:style-name="P2"><text:s text:c="4"/>)</text:p>
      <text:p text:style-name="P2"><text:s text:c="4"/>(fp_line (start -3.81 0) (end -3.302 0) (layer F.SilkS) (width 0.2032))</text:p>
      <text:p text:style-name="P2"><text:s text:c="4"/>(fp_line (start 3.81 0) (end 3.302 0) (layer F.SilkS) (width 0.2032))</text:p>
      <text:p text:style-name="P2"><text:s text:c="4"/>(fp_line (start 3.302 0) (end 3.302 -1.016) (layer F.SilkS) (width 0.2032))</text:p>
      <text:p text:style-name="P2"><text:s text:c="4"/>(fp_line (start 3.302 -1.016) (end -3.302 -1.016) (layer F.SilkS) (width 0.2032))</text:p>
      <text:p text:style-name="P2"><text:s text:c="4"/>(fp_line (start -3.302 -1.016) (end -3.302 1.016) (layer F.SilkS) (width 0.2032))</text:p>
      <text:p text:style-name="P2"><text:s text:c="4"/>(fp_line (start -3.302 1.016) (end 3.302 1.016) (layer F.SilkS) (width 0.2032))</text:p>
      <text:p text:style-name="P2"><text:s text:c="4"/>(fp_line (start 3.302 1.016) (end 3.302 0) (layer F.SilkS) (width 0.2032))</text:p>
      <text:p text:style-name="P2"><text:s text:c="4"/>(fp_line (start -3.302 -0.508) (end -2.794 -1.016) (layer F.SilkS) (width 0.2032))</text:p>
      <text:p text:style-name="P2"><text:s text:c="4"/>(pad 1 thru_hole circle (at -3.81 0) (size 1.397 1.397) (drill 0.812799)</text:p>
      <text:p text:style-name="P2"><text:s text:c="6"/>(layers *.Cu *.Mask F.SilkS)</text:p>
      <text:p text:style-name="P2"><text:s text:c="6"/>(net 1 /SIGNAL)</text:p>
      <text:p text:style-name="P2"><text:s text:c="4"/>)</text:p>
      <text:p text:style-name="P2"><text:s text:c="4"/>(pad 2 thru_hole circle (at 3.81 0) (size 1.397 1.397) (drill 0.812799)</text:p>
      <text:p text:style-name="P2"><text:s text:c="6"/>(layers *.Cu *.Mask F.SilkS)</text:p>
      <text:p text:style-name="P2"><text:s text:c="6"/>(net 2 GND)</text:p>
      <text:p text:style-name="P2"><text:s text:c="4"/>)</text:p>
      <text:p text:style-name="P2"><text:s text:c="4"/>(model discret/resistor.wrl</text:p>
      <text:p text:style-name="P2"><text:s text:c="6"/>(at (xyz 0 0 0))</text:p>
      <text:p text:style-name="P2"><text:s text:c="6"/>(scale (xyz 0.3 0.3 0.3))</text:p>
      <text:p text:style-name="P2"><text:s text:c="6"/>(rotate (xyz 0 0 0))</text:p>
      <text:p text:style-name="P2"><text:s text:c="4"/>)</text:p>
      <text:p text:style-name="P2"><text:s text:c="2"/>)</text:p>
      <text:p text:style-name="P10">This is the description of all modules (footprints) put on the board.</text:p>
      <text:h text:style-name="Heading_20_3" text:outline-level="3"><text:bookmark-start text:name="__RefHeading__1462_1057758481"/>The list of graphic items<text:bookmark-end text:name="__RefHeading__1462_1057758481"/></text:h>
      <text:p text:style-name="P2"/>
      <text:p text:style-name="P2"><text:s text:c="2"/>(gr_text TEST (at 62 31) (layer top_side.Cu)</text:p>
      <text:p text:style-name="P2"><text:s text:c="4"/>(effects (font (size 1.5 1.5) (thickness 0.3)))</text:p>
      <text:p text:style-name="P2"><text:s text:c="2"/>)</text:p>
      <text:p text:style-name="P2"><text:s text:c="2"/>(gr_line (start 58 42) (end 58 29) (angle 90) (layer Edge.Cuts) (width 0.15))</text:p>
      <text:p text:style-name="P2"><text:s text:c="2"/>(gr_line (start 74 42) (end 58 42) (angle 90) (layer Edge.Cuts) (width 0.15))</text:p>
      <text:p text:style-name="P2"><text:s text:c="2"/>(gr_line (start 74 29) (end 74 42) (angle 90) (layer Edge.Cuts) (width 0.15))</text:p>
      <text:p text:style-name="P2"><text:s text:c="2"/>(gr_line (start 58 29) (end 74 29) (angle 90) (layer Edge.Cuts) (width 0.15))</text:p>
      <text:p text:style-name="P10">This is the list of “graphic” items on the board:</text:p>
      <text:p text:style-name="P10">Graphic items are texts, lines, arc, circles on copper and non copper layers, excluding tracks and vias.</text:p>
      <text:p text:style-name="P6"><text:span text:style-name="T3">Only texts are allowed on copper layers</text:span><text:span text:style-name="T5">.</text:span></text:p>
      <text:h text:style-name="Heading_20_3" text:outline-level="3"><text:bookmark-start text:name="__RefHeading__1464_1057758481"/>The list of tracks<text:bookmark-end text:name="__RefHeading__1464_1057758481"/></text:h>
      <text:p text:style-name="P2"><text:s text:c="2"/>(segment (start 61.0616 36.8808) (end 61.0616 34.5186) (width 0.254) (layer bottom_side.Cu) (net 1))</text:p>
      <text:p text:style-name="P2"><text:s text:c="2"/>(segment (start 61.0616 34.5186) (end 62.23 33.3502) (width 0.254) (layer bottom_side.Cu) (net 1) (tstamp 5127A159))</text:p>
      <text:p text:style-name="P2"><text:s text:c="2"/>(segment (start 69.85 33.3502) (end 70.993 33.3502) (width 0.5) (layer bottom_side.Cu) (net 2))</text:p>
      <text:p text:style-name="P2"><text:s text:c="2"/>(segment (start 71.2216 33.5788) (end 71.2216 36.8808) (width 0.5) (layer bottom_side.Cu) (net 2) (tstamp 5127A156))</text:p>
      <text:p text:style-name="P2"><text:s text:c="2"/>(segment (start 70.993 33.3502) (end 71.2216 33.5788) (width 0.5) (layer bottom_side.Cu) (net 2) (tstamp 5127A155))</text:p>
      <text:p text:style-name="P10">This is the list of tracks and vias (obvioulsy, only on copper layers) on the board.</text:p>
      <text:h text:style-name="Heading_20_3" text:outline-level="3"><text:bookmark-start text:name="__RefHeading__1466_1057758481"/>The list of zones<text:bookmark-end text:name="__RefHeading__1466_1057758481"/></text:h>
      <text:p text:style-name="P2"><text:s text:c="2"/>(zone (net 2) (net_name GND) (layer bottom_side.Cu) (tstamp 5127A1B2) (hatch edge 0.508)</text:p>
      <text:p text:style-name="P2"><text:s text:c="4"/>(connect_pads (clearance 0.2))</text:p>
      <text:p text:style-name="P2"><text:s text:c="4"/>(min_thickness 0.1778)</text:p>
      <text:p text:style-name="P2"><text:s text:c="4"/>(fill (arc_segments 16) (thermal_gap 0.254) (thermal_bridge_width 0.4064))</text:p>
      <text:p text:style-name="P2"><text:s text:c="4"/>(polygon</text:p>
      <text:p text:style-name="P2"><text:s text:c="6"/>(pts</text:p>
      <text:p text:style-name="P2"><text:s text:c="8"/>(xy 59 30) (xy 73 30) (xy 73 41) (xy 59 41)</text:p>
      <text:p text:style-name="P2"><text:s text:c="6"/>)</text:p>
      <text:p text:style-name="P2"><text:s text:c="4"/>)</text:p>
      <text:p text:style-name="P2"><text:s text:c="2"/>)</text:p>
      <text:p text:style-name="P2">)</text:p>
      <text:p text:style-name="P2"/>
      <text:h text:style-name="P27" text:outline-level="3"><text:bookmark-start text:name="__RefHeading__1468_1057758481"/><text:span text:style-name="T5">Des</text:span><text:span text:style-name="T6">cription</text:span> of <text:span text:style-name="T5">a </text:span>module <text:span text:style-name="T5">(footprint)</text:span><text:bookmark-end text:name="__RefHeading__1468_1057758481"/></text:h>
      <text:p text:style-name="P14">Here is an example:</text:p>
      <text:p text:style-name="P4"><text:s text:c="2"/>(module R3 (layer top_side.Cu) (tedit 4E4C0E65) (tstamp 5127A136)</text:p>
      <text:p text:style-name="P4"><text:soft-page-break/><text:s text:c="4"/>(at 66.04 33.3502)</text:p>
      <text:p text:style-name="P4"><text:s text:c="4"/>(descr "Resitance 3 pas")</text:p>
      <text:p text:style-name="P4"><text:s text:c="4"/>(tags R)</text:p>
      <text:p text:style-name="P4"><text:s text:c="4"/>(path /5127A011)</text:p>
      <text:p text:style-name="P4"><text:s text:c="4"/>(autoplace_cost180 10)</text:p>
      <text:p text:style-name="P4"><text:s text:c="4"/>(fp_text reference R1 (at 0 0.127) (layer F.SilkS) hide</text:p>
      <text:p text:style-name="P4"><text:s text:c="6"/>(effects (font (size 1.397 1.27) (thickness 0.2032)))</text:p>
      <text:p text:style-name="P4"><text:s text:c="4"/>)</text:p>
      <text:p text:style-name="P4"><text:s text:c="4"/>(fp_text value 330K (at 0 0.127) (layer F.SilkS)</text:p>
      <text:p text:style-name="P4"><text:s text:c="6"/>(effects (font (size 1.397 1.27) (thickness 0.2032)))</text:p>
      <text:p text:style-name="P4"><text:s text:c="4"/>)</text:p>
      <text:p text:style-name="P4"><text:s text:c="4"/>(fp_line (start -3.81 0) (end -3.302 0) (layer F.SilkS) (width 0.2032))</text:p>
      <text:p text:style-name="P4"><text:s text:c="4"/>(fp_line (start 3.81 0) (end 3.302 0) (layer F.SilkS) (width 0.2032))</text:p>
      <text:p text:style-name="P4"><text:s text:c="4"/>(fp_line (start 3.302 0) (end 3.302 -1.016) (layer F.SilkS) (width 0.2032))</text:p>
      <text:p text:style-name="P4"><text:s text:c="4"/>(fp_line (start 3.302 -1.016) (end -3.302 -1.016) (layer F.SilkS) (width 0.2032))</text:p>
      <text:p text:style-name="P4"><text:s text:c="4"/>(fp_line (start -3.302 -1.016) (end -3.302 1.016) (layer F.SilkS) (width 0.2032))</text:p>
      <text:p text:style-name="P4"><text:s text:c="4"/>(fp_line (start -3.302 1.016) (end 3.302 1.016) (layer F.SilkS) (width 0.2032))</text:p>
      <text:p text:style-name="P4"><text:s text:c="4"/>(fp_line (start 3.302 1.016) (end 3.302 0) (layer F.SilkS) (width 0.2032))</text:p>
      <text:p text:style-name="P4"><text:s text:c="4"/>(fp_line (start -3.302 -0.508) (end -2.794 -1.016) (layer F.SilkS) (width 0.2032))</text:p>
      <text:p text:style-name="P4"><text:s text:c="4"/>(pad 1 thru_hole circle (at -3.81 0) (size 1.397 1.397) (drill 0.812799)</text:p>
      <text:p text:style-name="P4"><text:s text:c="6"/>(layers *.Cu *.Mask F.SilkS)</text:p>
      <text:p text:style-name="P4"><text:s text:c="6"/>(net 1 /SIGNAL)</text:p>
      <text:p text:style-name="P4"><text:s text:c="4"/>)</text:p>
      <text:p text:style-name="P4"><text:s text:c="4"/>(pad 2 thru_hole circle (at 3.81 0) (size 1.397 1.397) (drill 0.812799)</text:p>
      <text:p text:style-name="P4"><text:s text:c="6"/>(layers *.Cu *.Mask F.SilkS)</text:p>
      <text:p text:style-name="P4"><text:s text:c="6"/>(net 2 GND)</text:p>
      <text:p text:style-name="P4"><text:s text:c="4"/>)</text:p>
      <text:p text:style-name="P4"><text:s text:c="4"/>(model discret/resistor.wrl</text:p>
      <text:p text:style-name="P4"><text:s text:c="6"/>(at (xyz 0 0 0))</text:p>
      <text:p text:style-name="P4"><text:s text:c="6"/>(scale (xyz 0.3 0.3 0.3))</text:p>
      <text:p text:style-name="P4"><text:s text:c="6"/>(rotate (xyz 0 0 0))</text:p>
      <text:p text:style-name="P4"><text:s text:c="4"/>)</text:p>
      <text:p text:style-name="P4"><text:s text:c="2"/>)</text:p>
      <text:p text:style-name="P11">A module has:</text:p>
      <text:list xml:id="list29544994" text:style-name="L5">
        <text:list-item>
          <text:p text:style-name="P23">a reference</text:p>
        </text:list-item>
        <text:list-item>
          <text:p text:style-name="P23">a layer (Front or Back layer)</text:p>
        </text:list-item>
        <text:list-item>
          <text:p text:style-name="P23">a last edition time stamp (for user info)</text:p>
        </text:list-item>
        <text:list-item>
          <text:p text:style-name="P23">a time stamp from the schematic</text:p>
        </text:list-item>
        <text:list-item>
          <text:p text:style-name="P23">a position.</text:p>
        </text:list-item>
      </text:list>
      <text:p text:style-name="P11">Its description includes:</text:p>
      <text:list xml:id="list29558019" text:style-name="L6">
        <text:list-item>
          <text:p text:style-name="P24">Texts (at least reference and value)</text:p>
        </text:list-item>
        <text:list-item>
          <text:p text:style-name="P24">Graphic outlines</text:p>
        </text:list-item>
        <text:list-item>
          <text:p text:style-name="P24">Pads (with pad type, pad layers, pad size and position, net)</text:p>
        </text:list-item>
        <text:list-item>
          <text:p text:style-name="P24">A link to a 3D model, if exists, for the 3D viewer.</text:p>
        </text:list-item>
      </text:list>
      <text:h text:style-name="Heading_20_2" text:outline-level="2"><text:bookmark-start text:name="__RefHeading__1470_1057758481"/>Example:<text:bookmark-end text:name="__RefHeading__1470_1057758481"/></text:h>
      <text:p text:style-name="P5"/>
      <text:p text:style-name="P3">(kicad_pcb (version 3) (host pcbnew "(2013-02-20 BZR 3963)-testing")</text:p>
      <text:p text:style-name="P3"/>
      <text:p text:style-name="P3"><text:s text:c="2"/>(general</text:p>
      <text:p text:style-name="P3"><text:s text:c="4"/>(links 2)</text:p>
      <text:p text:style-name="P3"><text:s text:c="4"/>(no_connects 0)</text:p>
      <text:p text:style-name="P3"><text:s text:c="4"/>(area 57.924999 28.924999 74.075001 42.075001)</text:p>
      <text:p text:style-name="P3"><text:s text:c="4"/>(thickness 1.6)</text:p>
      <text:p text:style-name="P3"><text:s text:c="4"/>(drawings 5)</text:p>
      <text:p text:style-name="P3"><text:s text:c="4"/>(tracks 5)</text:p>
      <text:p text:style-name="P3"><text:s text:c="4"/>(zones 0)</text:p>
      <text:p text:style-name="P3"><text:s text:c="4"/>(modules 2)</text:p>
      <text:p text:style-name="P3"><text:s text:c="4"/>(nets 3)</text:p>
      <text:p text:style-name="P3"><text:s text:c="2"/>)</text:p>
      <text:p text:style-name="P3"/>
      <text:p text:style-name="P3"><text:s text:c="2"/>(page A4)</text:p>
      <text:p text:style-name="P3"><text:s text:c="2"/>(layers</text:p>
      <text:p text:style-name="P3"><text:s text:c="4"/>(15 top_side.Cu signal)</text:p>
      <text:p text:style-name="P3"><text:s text:c="4"/>(2 Inner2.Cu signal)</text:p>
      <text:p text:style-name="P3"><text:s text:c="4"/>(1 Inner1.Cu signal)</text:p>
      <text:p text:style-name="P3"><text:s text:c="4"/>(0 bottom_side.Cu signal)</text:p>
      <text:p text:style-name="P3"><text:s text:c="4"/>(16 B.Adhes user)</text:p>
      <text:p text:style-name="P3"><text:s text:c="4"/>(17 F.Adhes user)</text:p>
      <text:p text:style-name="P3"><text:s text:c="4"/>(18 B.Paste user)</text:p>
      <text:p text:style-name="P3"><text:s text:c="4"/>(19 F.Paste user)</text:p>
      <text:p text:style-name="P3"><text:s text:c="4"/>(20 B.SilkS user)</text:p>
      <text:p text:style-name="P3"><text:s text:c="4"/>(21 F.SilkS user)</text:p>
      <text:p text:style-name="P3"><text:s text:c="4"/>(22 B.Mask user)</text:p>
      <text:p text:style-name="P3"><text:s text:c="4"/>(23 F.Mask user)</text:p>
      <text:p text:style-name="P3"><text:s text:c="4"/>(24 Dwgs.User user)</text:p>
      <text:p text:style-name="P3"><text:s text:c="4"/>(25 Cmts.User user)</text:p>
      <text:p text:style-name="P3"><text:s text:c="4"/>(26 Eco1.User user)</text:p>
      <text:p text:style-name="P3"><text:s text:c="4"/>(27 Eco2.User user)</text:p>
      <text:p text:style-name="P3"><text:s text:c="4"/>(28 Edge.Cuts user)</text:p>
      <text:p text:style-name="P3"><text:s text:c="2"/>)</text:p>
      <text:p text:style-name="P3"/>
      <text:p text:style-name="P3"><text:s text:c="2"/>(setup</text:p>
      <text:p text:style-name="P3"><text:soft-page-break/><text:s text:c="4"/>(last_trace_width 0.254)</text:p>
      <text:p text:style-name="P3"><text:s text:c="4"/>(trace_clearance 0.254)</text:p>
      <text:p text:style-name="P3"><text:s text:c="4"/>(zone_clearance 0.2)</text:p>
      <text:p text:style-name="P3"><text:s text:c="4"/>(zone_45_only no)</text:p>
      <text:p text:style-name="P3"><text:s text:c="4"/>(trace_min 0.254)</text:p>
      <text:p text:style-name="P3"><text:s text:c="4"/>(segment_width 0.2)</text:p>
      <text:p text:style-name="P3"><text:s text:c="4"/>(edge_width 0.15)</text:p>
      <text:p text:style-name="P3"><text:s text:c="4"/>(via_size 0.889)</text:p>
      <text:p text:style-name="P3"><text:s text:c="4"/>(via_drill 0.635)</text:p>
      <text:p text:style-name="P3"><text:s text:c="4"/>(via_min_size 0.889)</text:p>
      <text:p text:style-name="P3"><text:s text:c="4"/>(via_min_drill 0.508)</text:p>
      <text:p text:style-name="P3"><text:s text:c="4"/>(uvia_size 0.508)</text:p>
      <text:p text:style-name="P3"><text:s text:c="4"/>(uvia_drill 0.127)</text:p>
      <text:p text:style-name="P3"><text:s text:c="4"/>(uvias_allowed no)</text:p>
      <text:p text:style-name="P3"><text:s text:c="4"/>(uvia_min_size 0.508)</text:p>
      <text:p text:style-name="P3"><text:s text:c="4"/>(uvia_min_drill 0.127)</text:p>
      <text:p text:style-name="P3"><text:s text:c="4"/>(pcb_text_width 0.3)</text:p>
      <text:p text:style-name="P3"><text:s text:c="4"/>(pcb_text_size 1.5 1.5)</text:p>
      <text:p text:style-name="P3"><text:s text:c="4"/>(mod_edge_width 0.15)</text:p>
      <text:p text:style-name="P3"><text:s text:c="4"/>(mod_text_size 1.5 1.5)</text:p>
      <text:p text:style-name="P3"><text:s text:c="4"/>(mod_text_width 0.15)</text:p>
      <text:p text:style-name="P3"><text:s text:c="4"/>(pad_size 0.0005 0.0005)</text:p>
      <text:p text:style-name="P3"><text:s text:c="4"/>(pad_drill 0)</text:p>
      <text:p text:style-name="P3"><text:s text:c="4"/>(pad_to_mask_clearance 0.2)</text:p>
      <text:p text:style-name="P3"><text:s text:c="4"/>(aux_axis_origin 0 0)</text:p>
      <text:p text:style-name="P3"><text:s text:c="4"/>(visible_elements 7FFFFFFF)</text:p>
      <text:p text:style-name="P3"><text:s text:c="4"/>(pcbplotparams</text:p>
      <text:p text:style-name="P3"><text:s text:c="6"/>(layerselection 3178497)</text:p>
      <text:p text:style-name="P3"><text:s text:c="6"/>(usegerberextensions true)</text:p>
      <text:p text:style-name="P3"><text:s text:c="6"/>(excludeedgelayer true)</text:p>
      <text:p text:style-name="P3"><text:s text:c="6"/>(linewidth 50000)</text:p>
      <text:p text:style-name="P3"><text:s text:c="6"/>(plotframeref false)</text:p>
      <text:p text:style-name="P3"><text:s text:c="6"/>(viasonmask false)</text:p>
      <text:p text:style-name="P3"><text:s text:c="6"/>(mode 1)</text:p>
      <text:p text:style-name="P3"><text:s text:c="6"/>(useauxorigin false)</text:p>
      <text:p text:style-name="P3"><text:s text:c="6"/>(hpglpennumber 1)</text:p>
      <text:p text:style-name="P3"><text:s text:c="6"/>(hpglpenspeed 20)</text:p>
      <text:p text:style-name="P3"><text:s text:c="6"/>(hpglpendiameter 15)</text:p>
      <text:p text:style-name="P3"><text:s text:c="6"/>(hpglpenoverlay 2)</text:p>
      <text:p text:style-name="P3"><text:s text:c="6"/>(psnegative false)</text:p>
      <text:p text:style-name="P3"><text:s text:c="6"/>(psa4output false)</text:p>
      <text:p text:style-name="P3"><text:s text:c="6"/>(plotreference true)</text:p>
      <text:p text:style-name="P3"><text:s text:c="6"/>(plotvalue true)</text:p>
      <text:p text:style-name="P3"><text:s text:c="6"/>(plotothertext true)</text:p>
      <text:p text:style-name="P3"><text:s text:c="6"/>(plotinvisibletext false)</text:p>
      <text:p text:style-name="P3"><text:s text:c="6"/>(padsonsilk false)</text:p>
      <text:p text:style-name="P3"><text:s text:c="6"/>(subtractmaskfromsilk false)</text:p>
      <text:p text:style-name="P3"><text:s text:c="6"/>(outputformat 1)</text:p>
      <text:p text:style-name="P3"><text:s text:c="6"/>(mirror false)</text:p>
      <text:p text:style-name="P3"><text:s text:c="6"/>(drillshape 1)</text:p>
      <text:p text:style-name="P3"><text:s text:c="6"/>(scaleselection 1)</text:p>
      <text:p text:style-name="P3"><text:s text:c="6"/>(outputdirectory ""))</text:p>
      <text:p text:style-name="P3"><text:s text:c="2"/>)</text:p>
      <text:p text:style-name="P3"/>
      <text:p text:style-name="P3"><text:s text:c="2"/>(net 0 "")</text:p>
      <text:p text:style-name="P3"><text:s text:c="2"/>(net 1 /SIGNAL)</text:p>
      <text:p text:style-name="P3"><text:s text:c="2"/>(net 2 GND)</text:p>
      <text:p text:style-name="P3"/>
      <text:p text:style-name="P3"><text:s text:c="2"/>(net_class Default "Ceci est la Netclass par dÃ©faut"</text:p>
      <text:p text:style-name="P3"><text:s text:c="4"/>(clearance 0.254)</text:p>
      <text:p text:style-name="P3"><text:s text:c="4"/>(trace_width 0.254)</text:p>
      <text:p text:style-name="P3"><text:s text:c="4"/>(via_dia 0.889)</text:p>
      <text:p text:style-name="P3"><text:s text:c="4"/>(via_drill 0.635)</text:p>
      <text:p text:style-name="P3"><text:s text:c="4"/>(uvia_dia 0.508)</text:p>
      <text:p text:style-name="P3"><text:s text:c="4"/>(uvia_drill 0.127)</text:p>
      <text:p text:style-name="P3"><text:s text:c="4"/>(add_net "")</text:p>
      <text:p text:style-name="P3"><text:s text:c="4"/>(add_net /SIGNAL)</text:p>
      <text:p text:style-name="P3"><text:s text:c="2"/>)</text:p>
      <text:p text:style-name="P3"/>
      <text:p text:style-name="P3"><text:s text:c="2"/>(net_class POWER ""</text:p>
      <text:p text:style-name="P3"><text:s text:c="4"/>(clearance 0.254)</text:p>
      <text:p text:style-name="P3"><text:s text:c="4"/>(trace_width 0.5)</text:p>
      <text:p text:style-name="P3"><text:s text:c="4"/>(via_dia 1.2)</text:p>
      <text:p text:style-name="P3"><text:s text:c="4"/>(via_drill 0.635)</text:p>
      <text:p text:style-name="P3"><text:s text:c="4"/>(uvia_dia 0.508)</text:p>
      <text:p text:style-name="P3"><text:s text:c="4"/>(uvia_drill 0.127)</text:p>
      <text:p text:style-name="P3"><text:s text:c="4"/>(add_net GND)</text:p>
      <text:p text:style-name="P3"><text:s text:c="2"/>)</text:p>
      <text:p text:style-name="P3"/>
      <text:p text:style-name="P3"><text:s text:c="2"/>(module R3 (layer top_side.Cu) (tedit 4E4C0E65) (tstamp 5127A136)</text:p>
      <text:p text:style-name="P3"><text:s text:c="4"/>(at 66.04 33.3502)</text:p>
      <text:p text:style-name="P3"><text:s text:c="4"/>(descr "Resitance 3 pas")</text:p>
      <text:p text:style-name="P3"><text:s text:c="4"/>(tags R)</text:p>
      <text:p text:style-name="P3"><text:s text:c="4"/>(path /5127A011)</text:p>
      <text:p text:style-name="P3"><text:s text:c="4"/>(autoplace_cost180 10)</text:p>
      <text:p text:style-name="P3"><text:s text:c="4"/>(fp_text reference R1 (at 0 0.127) (layer F.SilkS) hide</text:p>
      <text:p text:style-name="P3"><text:s text:c="6"/>(effects (font (size 1.397 1.27) (thickness 0.2032)))</text:p>
      <text:p text:style-name="P3"><text:s text:c="4"/>)</text:p>
      <text:p text:style-name="P3"><text:s text:c="4"/>(fp_text value 330K (at 0 0.127) (layer F.SilkS)</text:p>
      <text:p text:style-name="P3"><text:s text:c="6"/>(effects (font (size 1.397 1.27) (thickness 0.2032)))</text:p>
      <text:p text:style-name="P3"><text:s text:c="4"/>)</text:p>
      <text:p text:style-name="P3"><text:s text:c="4"/>(fp_line (start -3.81 0) (end -3.302 0) (layer F.SilkS) (width 0.2032))</text:p>
      <text:p text:style-name="P3"><text:s text:c="4"/>(fp_line (start 3.81 0) (end 3.302 0) (layer F.SilkS) (width 0.2032))</text:p>
      <text:p text:style-name="P3"><text:s text:c="4"/>(fp_line (start 3.302 0) (end 3.302 -1.016) (layer F.SilkS) (width 0.2032))</text:p>
      <text:p text:style-name="P3"><text:s text:c="4"/>(fp_line (start 3.302 -1.016) (end -3.302 -1.016) (layer F.SilkS) (width 0.2032))</text:p>
      <text:p text:style-name="P3"><text:soft-page-break/><text:s text:c="4"/>(fp_line (start -3.302 -1.016) (end -3.302 1.016) (layer F.SilkS) (width 0.2032))</text:p>
      <text:p text:style-name="P3"><text:s text:c="4"/>(fp_line (start -3.302 1.016) (end 3.302 1.016) (layer F.SilkS) (width 0.2032))</text:p>
      <text:p text:style-name="P3"><text:s text:c="4"/>(fp_line (start 3.302 1.016) (end 3.302 0) (layer F.SilkS) (width 0.2032))</text:p>
      <text:p text:style-name="P3"><text:s text:c="4"/>(fp_line (start -3.302 -0.508) (end -2.794 -1.016) (layer F.SilkS) (width 0.2032))</text:p>
      <text:p text:style-name="P3"><text:s text:c="4"/>(pad 1 thru_hole circle (at -3.81 0) (size 1.397 1.397) (drill 0.812799)</text:p>
      <text:p text:style-name="P3"><text:s text:c="6"/>(layers *.Cu *.Mask F.SilkS)</text:p>
      <text:p text:style-name="P3"><text:s text:c="6"/>(net 1 /SIGNAL)</text:p>
      <text:p text:style-name="P3"><text:s text:c="4"/>)</text:p>
      <text:p text:style-name="P3"><text:s text:c="4"/>(pad 2 thru_hole circle (at 3.81 0) (size 1.397 1.397) (drill 0.812799)</text:p>
      <text:p text:style-name="P3"><text:s text:c="6"/>(layers *.Cu *.Mask F.SilkS)</text:p>
      <text:p text:style-name="P3"><text:s text:c="6"/>(net 2 GND)</text:p>
      <text:p text:style-name="P3"><text:s text:c="4"/>)</text:p>
      <text:p text:style-name="P3"><text:s text:c="4"/>(model discret/resistor.wrl</text:p>
      <text:p text:style-name="P3"><text:s text:c="6"/>(at (xyz 0 0 0))</text:p>
      <text:p text:style-name="P3"><text:s text:c="6"/>(scale (xyz 0.3 0.3 0.3))</text:p>
      <text:p text:style-name="P3"><text:s text:c="6"/>(rotate (xyz 0 0 0))</text:p>
      <text:p text:style-name="P3"><text:s text:c="4"/>)</text:p>
      <text:p text:style-name="P3"><text:s text:c="2"/>)</text:p>
      <text:p text:style-name="P3"/>
      <text:p text:style-name="P3"><text:s text:c="2"/>(module CP4 (layer top_side.Cu) (tedit 5127A26C) (tstamp 5127A146)</text:p>
      <text:p text:style-name="P3"><text:s text:c="4"/>(at 66.1416 36.8808)</text:p>
      <text:p text:style-name="P3"><text:s text:c="4"/>(descr "Condensateur polarise")</text:p>
      <text:p text:style-name="P3"><text:s text:c="4"/>(tags CP)</text:p>
      <text:p text:style-name="P3"><text:s text:c="4"/>(path /50FD6D39)</text:p>
      <text:p text:style-name="P3"><text:s text:c="4"/>(fp_text reference C1 (at 0.508 0) (layer F.SilkS)</text:p>
      <text:p text:style-name="P3"><text:s text:c="6"/>(effects (font (size 1.27 1.397) (thickness 0.254)))</text:p>
      <text:p text:style-name="P3"><text:s text:c="4"/>)</text:p>
      <text:p text:style-name="P3"><text:s text:c="4"/>(fp_text value 10uF (at 0.8584 2.1192) (layer F.SilkS) hide</text:p>
      <text:p text:style-name="P3"><text:s text:c="6"/>(effects (font (size 1.27 1.143) (thickness 0.254)))</text:p>
      <text:p text:style-name="P3"><text:s text:c="4"/>)</text:p>
      <text:p text:style-name="P3"><text:s text:c="4"/>(fp_line (start 5.08 0) (end 4.064 0) (layer F.SilkS) (width 0.3048))</text:p>
      <text:p text:style-name="P3"><text:s text:c="4"/>(fp_line (start 4.064 0) (end 4.064 1.016) (layer F.SilkS) (width 0.3048))</text:p>
      <text:p text:style-name="P3"><text:s text:c="4"/>(fp_line (start 4.064 1.016) (end -3.556 1.016) (layer F.SilkS) (width 0.3048))</text:p>
      <text:p text:style-name="P3"><text:s text:c="4"/>(fp_line (start -3.556 1.016) (end -3.556 -1.016) (layer F.SilkS) (width 0.3048))</text:p>
      <text:p text:style-name="P3"><text:s text:c="4"/>(fp_line (start -3.556 -1.016) (end 4.064 -1.016) (layer F.SilkS) (width 0.3048))</text:p>
      <text:p text:style-name="P3"><text:s text:c="4"/>(fp_line (start 4.064 -1.016) (end 4.064 0) (layer F.SilkS) (width 0.3048))</text:p>
      <text:p text:style-name="P3"><text:s text:c="4"/>(fp_line (start -5.08 0) (end -4.064 0) (layer F.SilkS) (width 0.3048))</text:p>
      <text:p text:style-name="P3"><text:s text:c="4"/>(fp_line (start -3.556 0.508) (end -4.064 0.508) (layer F.SilkS) (width 0.3048))</text:p>
      <text:p text:style-name="P3"><text:s text:c="4"/>(fp_line (start -4.064 0.508) (end -4.064 -0.508) (layer F.SilkS) (width 0.3048))</text:p>
      <text:p text:style-name="P3"><text:s text:c="4"/>(fp_line (start -4.064 -0.508) (end -3.556 -0.508) (layer F.SilkS) (width 0.3048))</text:p>
      <text:p text:style-name="P3"><text:s text:c="4"/>(pad 1 thru_hole rect (at -5.08 0) (size 1.397 1.397) (drill 0.812799)</text:p>
      <text:p text:style-name="P3"><text:s text:c="6"/>(layers *.Cu *.Mask F.SilkS)</text:p>
      <text:p text:style-name="P3"><text:s text:c="6"/>(net 1 /SIGNAL)</text:p>
      <text:p text:style-name="P3"><text:s text:c="4"/>)</text:p>
      <text:p text:style-name="P3"><text:s text:c="4"/>(pad 2 thru_hole circle (at 5.08 0) (size 1.397 1.397) (drill 0.812799)</text:p>
      <text:p text:style-name="P3"><text:s text:c="6"/>(layers *.Cu *.Mask F.SilkS)</text:p>
      <text:p text:style-name="P3"><text:s text:c="6"/>(net 2 GND)</text:p>
      <text:p text:style-name="P3"><text:s text:c="4"/>)</text:p>
      <text:p text:style-name="P3"><text:s text:c="4"/>(model discret/c_pol.wrl</text:p>
      <text:p text:style-name="P3"><text:s text:c="6"/>(at (xyz 0 0 0))</text:p>
      <text:p text:style-name="P3"><text:s text:c="6"/>(scale (xyz 0.4 0.4 0.4))</text:p>
      <text:p text:style-name="P3"><text:s text:c="6"/>(rotate (xyz 0 0 0))</text:p>
      <text:p text:style-name="P3"><text:s text:c="4"/>)</text:p>
      <text:p text:style-name="P3"><text:s text:c="2"/>)</text:p>
      <text:p text:style-name="P3"/>
      <text:p text:style-name="P3"><text:s text:c="2"/>(gr_text TEST (at 62 31) (layer top_side.Cu)</text:p>
      <text:p text:style-name="P3"><text:s text:c="4"/>(effects (font (size 1.5 1.5) (thickness 0.3)))</text:p>
      <text:p text:style-name="P3"><text:s text:c="2"/>)</text:p>
      <text:p text:style-name="P3"><text:s text:c="2"/>(gr_line (start 58 42) (end 58 29) (angle 90) (layer Edge.Cuts) (width 0.15))</text:p>
      <text:p text:style-name="P3"><text:s text:c="2"/>(gr_line (start 74 42) (end 58 42) (angle 90) (layer Edge.Cuts) (width 0.15))</text:p>
      <text:p text:style-name="P3"><text:s text:c="2"/>(gr_line (start 74 29) (end 74 42) (angle 90) (layer Edge.Cuts) (width 0.15))</text:p>
      <text:p text:style-name="P3"><text:s text:c="2"/>(gr_line (start 58 29) (end 74 29) (angle 90) (layer Edge.Cuts) (width 0.15))</text:p>
      <text:p text:style-name="P3"/>
      <text:p text:style-name="P3"><text:s text:c="2"/>(segment (start 61.0616 36.8808) (end 61.0616 34.5186) (width 0.254) (layer bottom_side.Cu) (net 1))</text:p>
      <text:p text:style-name="P3"><text:s text:c="2"/>(segment (start 61.0616 34.5186) (end 62.23 33.3502) (width 0.254) (layer bottom_side.Cu) (net 1) (tstamp 5127A159))</text:p>
      <text:p text:style-name="P3"><text:s text:c="2"/>(segment (start 69.85 33.3502) (end 70.993 33.3502) (width 0.5) (layer bottom_side.Cu) (net 2))</text:p>
      <text:p text:style-name="P3"><text:s text:c="2"/>(segment (start 71.2216 33.5788) (end 71.2216 36.8808) (width 0.5) (layer bottom_side.Cu) (net 2) (tstamp 5127A156))</text:p>
      <text:p text:style-name="P3"><text:s text:c="2"/>(segment (start 70.993 33.3502) (end 71.2216 33.5788) (width 0.5) (layer bottom_side.Cu) (net 2) (tstamp 5127A155))</text:p>
      <text:p text:style-name="P3"/>
      <text:p text:style-name="P3"><text:s text:c="2"/>(zone (net 2) (net_name GND) (layer bottom_side.Cu) (tstamp 5127A1B2) (hatch edge 0.508)</text:p>
      <text:p text:style-name="P3"><text:s text:c="4"/>(connect_pads (clearance 0.2))</text:p>
      <text:p text:style-name="P3"><text:s text:c="4"/>(min_thickness 0.1778)</text:p>
      <text:p text:style-name="P3"><text:s text:c="4"/>(fill (arc_segments 16) (thermal_gap 0.254) (thermal_bridge_width 0.4064))</text:p>
      <text:p text:style-name="P3"><text:s text:c="4"/>(polygon</text:p>
      <text:p text:style-name="P3"><text:s text:c="6"/>(pts</text:p>
      <text:p text:style-name="P3"><text:s text:c="8"/>(xy 59 30) (xy 73 30) (xy 73 41) (xy 59 41)</text:p>
      <text:p text:style-name="P3"><text:s text:c="6"/>)</text:p>
      <text:p text:style-name="P3"><text:s text:c="4"/>)</text:p>
      <text:p text:style-name="P3"><text:s text:c="2"/>)</text:p>
      <text:p text:style-name="P3">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1cm" fo:margin-right="0cm" fo:margin-top="0.199cm" fo:margin-bottom="0.21cm" style:contextual-spacing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2cm" fo:margin-right="0cm" fo:margin-top="0.199cm" fo:margin-bottom="0.21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4.001cm" fo:margin-right="0cm" fo:margin-top="0.199cm" fo:margin-bottom="0.21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-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-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-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-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11T09:10:47.42</meta:creation-date>
    <meta:generator>LibreOffice/3.6$Windows_x86 LibreOffice_project/da8c1e6-fd468f4-454e206-f42a4a9-143cfd</meta:generator>
    <dc:date>2013-02-23T09:41:27</dc:date>
    <meta:editing-duration>PT6H18M8S</meta:editing-duration>
    <meta:editing-cycles>63</meta:editing-cycles>
    <meta:document-statistic meta:table-count="0" meta:image-count="0" meta:object-count="0" meta:page-count="8" meta:paragraph-count="542" meta:word-count="2994" meta:character-count="20176" meta:non-whitespace-character-count="16102"/>
  </office:meta>
</office:document-meta>
</file>